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2C758837C0480E5C.png" manifest:media-type="image/png"/>
  <manifest:file-entry manifest:full-path="Pictures/100018EC0000070C000006D69A457D6550D25BB2.svg" manifest:media-type="image/svg+xml"/>
  <manifest:file-entry manifest:full-path="Pictures/100018D20000070C000006D6E9388AA0F524B0E4.svg" manifest:media-type="image/svg+xml"/>
  <manifest:file-entry manifest:full-path="Pictures/100000010000004400000042B68F53EDF9AF0B29.png" manifest:media-type="image/png"/>
  <manifest:file-entry manifest:full-path="Pictures/100022190000070C000006D6D18F8B6EC313B3E3.svg" manifest:media-type="image/svg+xml"/>
  <manifest:file-entry manifest:full-path="Pictures/1000000100000044000000426BE2022155C8A781.png" manifest:media-type="image/png"/>
  <manifest:file-entry manifest:full-path="Pictures/1000000100000044000000424AF1610823D446B9.png" manifest:media-type="image/png"/>
  <manifest:file-entry manifest:full-path="Pictures/1000171D0000070C000006D6E7CF3E986AE6BC53.svg" manifest:media-type="image/svg+xml"/>
  <manifest:file-entry manifest:full-path="Pictures/100000010000004400000042D7517FABA3A7CC67.png" manifest:media-type="image/png"/>
  <manifest:file-entry manifest:full-path="Pictures/10000E5400000707000006D216741E64C7875B8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9.165cm" fo:min-width="18.55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3.754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7" style:family="graphic" style:parent-style-name="standard">
      <style:graphic-properties draw:stroke="none" svg:stroke-color="#ffffff" draw:fill-color="#326ce5" draw:textarea-horizontal-align="justify" draw:textarea-vertical-align="middle" draw:auto-grow-height="false" fo:min-height="0.453cm" fo:min-width="10.94cm"/>
    </style:style>
    <style:style style:name="gr18" style:family="graphic" style:parent-style-name="standard">
      <style:graphic-properties draw:stroke="none" draw:fill="none" fo:min-height="0.7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5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17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18" style:family="paragraph">
      <loext:graphic-properties draw:fill-color="#326ce5"/>
      <style:paragraph-properties fo:text-align="center"/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3" style:family="text">
      <style:text-properties fo:font-variant="normal" fo:text-transform="none" fo:color="#092257" loext:opacity="100%" style:text-line-through-style="none" style:text-line-through-type="none" style:text-position="0% 100%" style:font-name="Arial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5" style:family="text">
      <style:text-properties fo:font-variant="normal" fo:text-transform="none" fo:color="#597fa7" loext:opacity="100%" style:text-outline="false" style:text-line-through-style="none" style:text-line-through-type="none" style:text-position="0% 100%" style:font-name="Arial1" fo:font-size="14pt" fo:letter-spacing="0.005cm" fo:font-style="normal" fo:text-shadow="none" style:text-underline-style="none" fo:font-weight="bold" style:letter-kerning="true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05cm" svg:height="19.415cm" svg:x="4.048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DB Pod N_3" draw:style-name="gr2" draw:text-style-name="P3" draw:layer="layout" svg:width="2.123cm" svg:height="0.749cm" svg:x="19.647cm" svg:y="7.5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14.708cm" svg:height="8.344cm" svg:x="6.777cm" svg:y="5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" draw:style-name="gr4" draw:text-style-name="P6" draw:layer="layout" svg:width="2.2cm" svg:height="0.787cm" svg:x="7.833cm" svg:y="10.492cm">
          <text:p text:style-name="P5"><text:span text:style-name="T2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" draw:style-name="gr5" draw:text-style-name="P6" draw:layer="layout" svg:width="2.2cm" svg:height="0.791cm" svg:x="11.819cm" svg:y="10.49cm">
          <text:p text:style-name="P5"><text:span text:style-name="T2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4" draw:style-name="gr6" draw:text-style-name="P6" draw:layer="layout" svg:width="2.272cm" svg:height="0.791cm" svg:x="18.22cm" svg:y="10.49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" draw:style-name="gr7" draw:text-style-name="P8" draw:layer="layout" svg:width="4.684cm" svg:height="2.056cm" svg:x="13.845cm" svg:y="16.702cm">
          <text:p text:style-name="P7"><text:span text:style-name="T3">Storage</text:span><text:span text:style-name="T3"><text:line-break/></text:span><text:span text:style-name="T3">Area </text:span><text:span text:style-name="T3"><text:line-break/></text:span><text:span text:style-name="T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9" draw:layer="layout" svg:x1="9.288cm" svg:y1="15.31cm" svg:x2="9.288cm" svg:y2="16.58cm">
          <text:p/>
        </draw:line>
        <draw:line draw:style-name="gr8" draw:text-style-name="P9" draw:layer="layout" svg:x1="13.363cm" svg:y1="15.282cm" svg:x2="13.363cm" svg:y2="16.552cm">
          <text:p/>
        </draw:line>
        <draw:line draw:style-name="gr9" draw:text-style-name="P9" draw:layer="layout" svg:x1="19.546cm" svg:y1="2.011cm" svg:x2="9.249cm" svg:y2="1.99cm">
          <text:p/>
        </draw:line>
        <draw:custom-shape draw:name="Kubernetes API_1" draw:style-name="gr10" draw:text-style-name="P11" draw:layer="layout" svg:width="3.796cm" svg:height="0.872cm" svg:x="6.434cm" svg:y="3.257cm">
          <text:p text:style-name="P10"><text:span text:style-name="T3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9" draw:layer="layout" svg:x1="19.546cm" svg:y1="1.999cm" svg:x2="19.546cm" svg:y2="4.545cm">
          <text:p/>
        </draw:line>
        <draw:line draw:style-name="gr11" draw:text-style-name="P9" draw:layer="layout" svg:x1="5.183cm" svg:y1="2.005cm" svg:x2="5.176cm" svg:y2="14.805cm">
          <text:p/>
        </draw:line>
        <draw:line draw:style-name="gr9" draw:text-style-name="P9" draw:layer="layout" svg:x1="5.171cm" svg:y1="2cm" svg:x2="6.743cm" svg:y2="2cm">
          <text:p/>
        </draw:line>
        <draw:line draw:style-name="gr9" draw:text-style-name="P9" draw:layer="layout" svg:x1="5.176cm" svg:y1="9.705cm" svg:x2="6.446cm" svg:y2="9.705cm">
          <text:p/>
        </draw:line>
        <draw:line draw:style-name="gr9" draw:text-style-name="P9" draw:layer="layout" svg:x1="5.176cm" svg:y1="14.805cm" svg:x2="6.446cm" svg:y2="14.805cm">
          <text:p/>
        </draw:line>
        <draw:frame draw:style-name="gr12" draw:text-style-name="P12" draw:layer="layout" svg:width="1.984cm" svg:height="1.925cm" svg:x="7.009cm" svg:y="1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D7517FABA3A7CC67.png" xlink:type="simple" xlink:show="embed" xlink:actuate="onLoad" draw:mime-type="image/png"/>
        </draw:frame>
        <draw:custom-shape draw:name="Operator_1" draw:style-name="gr13" draw:text-style-name="P14" draw:layer="layout" svg:width="2.411cm" svg:height="0.876cm" svg:x="18.166cm" svg:y="7.167cm">
          <text:p text:style-name="P13"><text:span text:style-name="T4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6.822cm" svg:y1="8.291cm" svg:x2="21.437cm" svg:y2="8.291cm">
          <text:p/>
        </draw:line>
        <draw:line draw:style-name="gr14" draw:text-style-name="P12" draw:layer="layout" svg:x1="6.822cm" svg:y1="11.478cm" svg:x2="21.441cm" svg:y2="11.478cm">
          <text:p/>
        </draw:line>
        <draw:frame draw:style-name="gr12" draw:text-style-name="P12" draw:layer="layout" svg:width="1.803cm" svg:height="1.749cm" svg:x="11.977cm" svg:y="8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BE2022155C8A781.png" xlink:type="simple" xlink:show="embed" xlink:actuate="onLoad" draw:mime-type="image/png"/>
        </draw:frame>
        <draw:frame draw:style-name="gr12" draw:text-style-name="P12" draw:layer="layout" svg:width="1.803cm" svg:height="1.749cm" svg:x="7.977cm" svg:y="8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BE2022155C8A781.png" xlink:type="simple" xlink:show="embed" xlink:actuate="onLoad" draw:mime-type="image/png"/>
        </draw:frame>
        <draw:frame draw:style-name="gr12" draw:text-style-name="P12" draw:layer="layout" svg:width="1.803cm" svg:height="1.749cm" svg:x="18.473cm" svg:y="5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B68F53EDF9AF0B29.png" xlink:type="simple" xlink:show="embed" xlink:actuate="onLoad" draw:mime-type="image/png"/>
        </draw:frame>
        <draw:g draw:name="Группа_3">
          <draw:custom-shape draw:name="Кружок_9" draw:style-name="gr15" draw:text-style-name="P15" draw:layer="layout" svg:width="0.175cm" svg:height="0.175cm" svg:x="15.791cm" svg:y="9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0" draw:style-name="gr15" draw:text-style-name="P15" draw:layer="layout" svg:width="0.175cm" svg:height="0.175cm" svg:x="16.1cm" svg:y="9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1" draw:style-name="gr15" draw:text-style-name="P15" draw:layer="layout" svg:width="0.175cm" svg:height="0.175cm" svg:x="16.408cm" svg:y="9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4" draw:style-name="gr16" draw:text-style-name="P17" draw:layer="layout" svg:width="12.137cm" svg:height="0.87cm" svg:x="8.075cm" svg:y="12.001cm">
          <text:p text:style-name="P16"><text:span text:style-name="T5">Percona Operator for </text:span><text:span text:style-name="T6">PostgreSQL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9" draw:layer="layout" svg:x1="18.93cm" svg:y1="15.311cm" svg:x2="18.93cm" svg:y2="16.581cm">
          <text:p/>
        </draw:line>
        <draw:line draw:style-name="gr8" draw:text-style-name="P9" draw:layer="layout" svg:x1="19.83cm" svg:y1="15.311cm" svg:x2="19.83cm" svg:y2="16.581cm">
          <text:p/>
        </draw:line>
        <draw:custom-shape draw:style-name="gr17" draw:text-style-name="P18" draw:layer="layout" svg:width="14.478cm" svg:height="0.889cm" svg:x="6.88cm" svg:y="14.1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931.5120787354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9" draw:layer="layout" svg:width="1.48cm" svg:height="0.975cm" svg:x="13.379cm" svg:y="14.107cm">
          <draw:text-box>
            <text:p><text:span text:style-name="T7">CSI</text:span></text:p>
          </draw:text-box>
        </draw:frame>
        <draw:line draw:style-name="gr8" draw:text-style-name="P9" draw:layer="layout" svg:x1="8.364cm" svg:y1="15.283cm" svg:x2="8.364cm" svg:y2="16.553cm">
          <text:p/>
        </draw:line>
        <draw:frame draw:style-name="gr12" draw:text-style-name="P12" draw:layer="layout" svg:width="1.803cm" svg:height="1.749cm" svg:x="7.523cm" svg:y="16.883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4AF1610823D446B9.png" xlink:type="simple" xlink:show="embed" xlink:actuate="onLoad" draw:mime-type="image/png"/>
        </draw:frame>
        <draw:line draw:style-name="gr8" draw:text-style-name="P9" draw:layer="layout" svg:x1="12.464cm" svg:y1="15.283cm" svg:x2="12.464cm" svg:y2="16.553cm">
          <text:p/>
        </draw:line>
        <draw:frame draw:style-name="gr12" draw:text-style-name="P12" draw:layer="layout" svg:width="1.803cm" svg:height="1.749cm" svg:x="11.623cm" svg:y="16.883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4AF1610823D446B9.png" xlink:type="simple" xlink:show="embed" xlink:actuate="onLoad" draw:mime-type="image/png"/>
        </draw:frame>
        <draw:frame draw:style-name="gr12" draw:text-style-name="P12" draw:layer="layout" svg:width="1.803cm" svg:height="1.749cm" svg:x="18.478cm" svg:y="8.647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BE2022155C8A781.png" xlink:type="simple" xlink:show="embed" xlink:actuate="onLoad" draw:mime-type="image/png"/>
        </draw:frame>
        <draw:frame draw:style-name="gr12" draw:text-style-name="P12" draw:layer="layout" svg:width="1.803cm" svg:height="1.749cm" svg:x="18.024cm" svg:y="16.88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4AF1610823D446B9.png" xlink:type="simple" xlink:show="embed" xlink:actuate="onLoad" draw:mime-type="image/png"/>
        </draw:frame>
        <draw:frame draw:style-name="gr12" draw:text-style-name="P12" draw:layer="layout" svg:width="1.803cm" svg:height="1.749cm" svg:x="18.928cm" svg:y="16.891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2C758837C0480E5C.png" xlink:type="simple" xlink:show="embed" xlink:actuate="onLoad" draw:mime-type="image/png"/>
        </draw:frame>
        <draw:frame draw:style-name="gr12" draw:text-style-name="P12" draw:layer="layout" svg:width="1.803cm" svg:height="1.749cm" svg:x="12.503cm" svg:y="16.893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2C758837C0480E5C.png" xlink:type="simple" xlink:show="embed" xlink:actuate="onLoad" draw:mime-type="image/png"/>
        </draw:frame>
        <draw:frame draw:style-name="gr12" draw:text-style-name="P12" draw:layer="layout" svg:width="1.803cm" svg:height="1.749cm" svg:x="8.408cm" svg:y="16.893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2C758837C0480E5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4-08T19:47:24.579864290</dc:date>
    <meta:editing-duration>PT1H12M32S</meta:editing-duration>
    <meta:editing-cycles>11</meta:editing-cycles>
    <meta:generator>LibreOffice/7.3.2.2$Linux_X86_64 LibreOffice_project/30$Build-2</meta:generator>
    <meta:document-statistic meta:object-count="41"/>
  </office:meta>
</office:document-meta>
</file>